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uto_c1d48daa" style:family="table-cell" style:parent-style-name="Default">
      <style:table-cell-properties fo:background-color="#ffdddd" fo:padding="1cm" fo:font-weight="bold" fo:color="#ff0000" fo:text-align="right"/>
    </style:style>
    <style:style style:name="auto_c1d48daa" style:family="table-cell" style:parent-style-name="Default">
      <style:table-cell-properties fo:background-color="#ffdddd" fo:padding="1cm" fo:font-weight="bold" fo:color="#ff0000" fo:text-align="righ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er ist deine Tabelle:</text:p>
      <table:table table:name="Tabelle1">
        <table:table-column table:number-columns-repeated="2"/>
        <table:table-row>
          <table:table-cell table:style-name="auto_c1d48daa">
            <text:p>Zelle A1</text:p>
          </table:table-cell>
          <table:table-cell table:style-name="auto_c1d48daa">
            <text:p>Zelle A2</text:p>
          </table:table-cell>
        </table:table-row>
        <table:table-row>
          <table:table-cell>
            <text:p>Zelle B1</text:p>
          </table:table-cell>
          <table:table-cell>
            <text:p>Zelle B2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c1d48daa" style:family="text" style:parent-style-name="Standard">
      <style:text-properties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auto_c1d48daa" style:family="table-cell" style:parent-style-name="Default">
      <style:table-cell-properties fo:background-color="#ffdddd" fo:padding="1cm" fo:font-weight="bold" fo:color="#ff0000" fo:text-align="right"/>
    </style:style>
    <style:style style:name="auto_c1d48daa" style:family="table-cell" style:parent-style-name="Default">
      <style:table-cell-properties fo:background-color="#ffdddd" fo:padding="1cm"/>
      <style:paragraph-properties fo:text-align="right"/>
      <style:text-properties fo:font-weight="bold" fo:color="#ff0000"/>
    </style:style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4-13T19:32:22.157527334</dc:date>
    <meta:editing-duration>PT35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5" meta:character-count="37" meta:non-whitespace-character-count="34"/>
  </office:meta>
</office:document-meta>
</file>